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style:text-properties fo:font-weight="bold" style:font-weight-asian="bold"/>
    </style:style>
    <style:style style:name="P5" style:family="paragraph" style:parent-style-name="Standard">
      <style:paragraph-properties fo:margin-top="0in" fo:margin-bottom="0in" loext:contextual-spacing="false" fo:text-align="center" style:justify-single-word="false"/>
      <style:text-properties fo:font-weight="bold" style:font-weight-asian="bold"/>
    </style:style>
    <style:style style:name="P6" style:family="paragraph" style:parent-style-name="Standard">
      <style:paragraph-properties fo:margin-top="0in" fo:margin-bottom="0in" loext:contextual-spacing="false" fo:text-align="justify" style:justify-single-word="false"/>
      <style:text-properties fo:font-weight="bold" style:font-weight-asian="bold"/>
    </style:style>
    <style:style style:name="P7" style:family="paragraph" style:parent-style-name="Standard">
      <style:paragraph-properties fo:margin-top="0in" fo:margin-bottom="0in" loext:contextual-spacing="false"/>
      <style:text-properties style:text-underline-style="solid" style:text-underline-width="auto" style:text-underline-color="font-color" fo:font-weight="bold" style:font-weight-asian="bold"/>
    </style:style>
    <style:style style:name="P8" style:family="paragraph" style:parent-style-name="Standard">
      <style:paragraph-properties fo:margin-top="0in" fo:margin-bottom="0in" loext:contextual-spacing="false" fo:text-align="center" style:justify-single-word="false"/>
      <style:text-properties style:text-underline-style="solid" style:text-underline-width="auto" style:text-underline-color="font-color" fo:font-weight="bold" style:font-weight-asian="bold"/>
    </style:style>
    <style:style style:name="P9" style:family="paragraph" style:parent-style-name="Standard">
      <style:paragraph-properties fo:margin-top="0in" fo:margin-bottom="0in" loext:contextual-spacing="false" fo:text-align="justify" style:justify-single-word="false"/>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Standard">
      <style:paragraph-properties fo:margin-top="0in" fo:margin-bottom="0in" loext:contextual-spacing="false" fo:text-align="justify" style:justify-single-word="false"/>
      <style:text-properties fo:font-size="9.5pt" fo:font-weight="bold" style:font-size-asian="9.5pt" style:font-weight-asian="bold" style:font-size-complex="9.5pt" fo:background-color="#ffffff"/>
    </style:style>
    <style:style style:name="P12" style:family="paragraph" style:parent-style-name="Standard">
      <style:paragraph-properties fo:margin-top="0in" fo:margin-bottom="0in" loext:contextual-spacing="false" fo:padding="0in" fo:border-left="none" fo:border-right="none" fo:border-top="none" fo:border-bottom="0.74pt solid #000001"/>
    </style:style>
    <style:style style:name="P13" style:family="paragraph" style:parent-style-name="Standard">
      <style:paragraph-properties fo:margin-top="0in" fo:margin-bottom="0in" loext:contextual-spacing="false" fo:padding="0in" fo:border-left="none" fo:border-right="none" fo:border-top="none" fo:border-bottom="0.74pt solid #000001"/>
      <style:text-properties fo:font-weight="bold" style:font-weight-asian="bold"/>
    </style:style>
    <style:style style:name="P14" style:family="paragraph" style:parent-style-name="Standard">
      <style:paragraph-properties fo:margin-top="0in" fo:margin-bottom="0in" loext:contextual-spacing="false" fo:text-align="center" style:justify-single-word="false" fo:padding="0in" fo:border-left="none" fo:border-right="none" fo:border-top="none" fo:border-bottom="0.74pt solid #000001"/>
      <style:text-properties fo:font-weight="bold" style:font-weight-asian="bold"/>
    </style:style>
    <style:style style:name="P15" style:family="paragraph" style:parent-style-name="Standard">
      <style:paragraph-properties fo:margin-top="0in" fo:margin-bottom="0in" loext:contextual-spacing="false" fo:text-align="justify" style:justify-single-word="false" fo:padding="0in" fo:border-left="none" fo:border-right="none" fo:border-top="none" fo:border-bottom="0.74pt solid #000001"/>
    </style:style>
    <style:style style:name="P16" style:family="paragraph" style:parent-style-name="Standard" style:master-page-name="Standard">
      <style:paragraph-properties fo:margin-top="0in" fo:margin-bottom="0in" loext:contextual-spacing="false" style:page-number="1"/>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tyle="italic" style:font-style-asian="italic"/>
    </style:style>
  </office:automatic-styles>
  <office:body>
    <office:text text:use-soft-page-breaks="true">
      <text:tracked-changes text:track-changes="false">
        <text:changed-region xml:id="ct77714768" text:id="ct77714768">
          <text:insertion>
            <office:change-info>
              <dc:creator>Johan van der Meer</dc:creator>
              <dc:date>2017-07-03T02:23:23</dc:date>
            </office:change-info>
          </text:insertion>
        </text:changed-region>
        <text:changed-region xml:id="ct77715808" text:id="ct77715808">
          <text:deletion>
            <office:change-info>
              <dc:creator>Johan van der Meer</dc:creator>
              <dc:date>2017-07-03T02:23:23</dc:date>
            </office:change-info>
            <text:p text:style-name="P1">using</text:p>
          </text:deletion>
        </text:changed-region>
        <text:changed-region xml:id="ct77717312" text:id="ct77717312">
          <text:insertion>
            <office:change-info>
              <dc:creator>Johan van der Meer</dc:creator>
              <dc:date>2017-07-03T02:24:08</dc:date>
            </office:change-info>
          </text:insertion>
        </text:changed-region>
        <text:changed-region xml:id="ct77634880" text:id="ct77634880">
          <text:insertion>
            <office:change-info>
              <dc:creator>Johan van der Meer</dc:creator>
              <dc:date>2017-07-03T02:43: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text:span text:style-name="T1">rtQC</text:span></text:p>
      <text:p text:style-name="P5"/>
      <text:p text:style-name="P5"/>
      <text:p text:style-name="P5"/>
      <text:p text:style-name="P3"><text:span text:style-name="T2">Developers' notes</text:span></text:p>
      <text:p text:style-name="P8"/>
      <text:p text:style-name="P8"/>
      <text:p text:style-name="P8"/>
      <text:p text:style-name="P7"/>
      <text:p text:style-name="P1"><text:span text:style-name="T1"># Section 1</text:span></text:p>
      <text:p text:style-name="P1">Hi everyone, please try to document any changes/additions you make in this online document.</text:p>
      <text:p text:style-name="P1">As far as I know, it is possible to edit it while it is open by multiple users and the changes appear in real-time. Just in case, please keep an additional copy offline.</text:p>
      <text:p text:style-name="P1"/>
      <text:p text:style-name="P1">Following our discussions, we arrived at the arrangement of starting with the functions and once we have something worth sharing with others, discuss what aspects should be organized as a GUI, preferably (as Johan suggested) in EEGlab style, where a user’s workflow can be documented in the history and then turned into a script.</text:p>
      <text:p text:style-name="P1"/>
      <text:p text:style-name="P1">We have a number of modules to develop, mostly based on procedures and scripts that we have already applied for the purposes of our own studies. On top of this we may also utilize existing functions from other open-source toolboxes while making them easier to call with standard parameters suitable for real-time QC (e.g. AQUA, CAT12, BAX etc).</text:p>
      <text:p text:style-name="P1">So, as a first step of ensuring compatibility lets use a structure called <text:span text:style-name="T1">rtQC</text:span> to store all the data and information.</text:p>
      <text:p text:style-name="P1"/>
      <text:p text:style-name="P1">Whenever one of us creates a function or adds a field to the data structure, please visit this document and make appropriate entries similar to the following example. Ideally, we would like these entries to be so well-written that they can automatically turn into the manual when we are done. Over the next few days, please add here a provisional description of what you are aiming to contribute so we may keep track and avoid duplicate efforts.</text:p>
      <text:p text:style-name="P1"><text:soft-page-break/></text:p>
      <text:p text:style-name="P1">Note: these are just propositions for getting started. If you think we should organize in an alternative way, let’s please discuss this next Thursday.</text:p>
      <text:p text:style-name="P2"/>
      <text:p text:style-name="P2"/>
      <text:p text:style-name="P2"/>
      <text:p text:style-name="P2"/>
      <text:p text:style-name="P2"/>
      <text:p text:style-name="P2"/>
      <text:p text:style-name="P2"/>
      <text:p text:style-name="P2"/>
      <text:p text:style-name="P2"/>
      <text:p text:style-name="P2"/>
      <text:p text:style-name="P2"><text:span text:style-name="T1"># Section 2</text:span></text:p>
      <text:p text:style-name="P4"/>
      <text:p text:style-name="P3"><text:span text:style-name="T1">Example 1: Contributing a function</text:span></text:p>
      <text:p text:style-name="P13"/>
      <text:p text:style-name="P4"/>
      <text:p text:style-name="P1"><text:span text:style-name="T1">Function name: </text:span>rtQC_xtc2nii</text:p>
      <text:p text:style-name="P1"/>
      <text:p text:style-name="P1"><text:span text:style-name="T1">Description: </text:span>This function converts data acquired <text:change-start text:change-id="ct77714768"/>from<text:change-end text:change-id="ct77714768"/><text:change text:change-id="ct77715808"/> the Philips XTC real-time export module<text:change-start text:change-id="ct77717312"/> (PAR/REC files) to Nifti format<text:change-end text:change-id="ct77717312"/>.</text:p>
      <text:p text:style-name="P1"/>
      <text:p text:style-name="P1"><text:soft-page-break/><text:span text:style-name="T1">Usage:</text:span> rtNII_volume = rtQC_xtc2nii(xtc_ParRec_volume, template_volume)</text:p>
      <text:p text:style-name="P1"/>
      <text:p text:style-name="P1"><text:span text:style-name="T1">Arguments, inputs and outputs:</text:span></text:p>
      <text:p text:style-name="P6"/>
      <text:p text:style-name="P1"><text:span text:style-name="T3">xtc_ParRec_volume</text:span> ~ Realtime volume dumped by XTC in Par/Rec format</text:p>
      <text:p text:style-name="P1"/>
      <text:p text:style-name="P1"><text:span text:style-name="T3">template_volume</text:span> ~ a volume acquired using the same scanning sequence that is used as reference to complete missing header attributes</text:p>
      <text:p text:style-name="P1"/>
      <text:p text:style-name="P1"><text:span text:style-name="T3">rtNII_volume ~ </text:span>typical nii file you can readily use in SPM or other software, corresponding exactly to what you would have gotten if you had exported the data offline into dicom and then converted it to nii using dcm2nii from MRIcro.</text:p>
      <text:p text:style-name="P1"/>
      <text:p text:style-name="P1"><text:span text:style-name="T1">Special notes: </text:span>not applicable</text:p>
      <text:p text:style-name="P6"/>
      <text:p text:style-name="P1"><text:span text:style-name="T1">Dependencies: </text:span>dcm2nii from MRIcro</text:p>
      <text:p text:style-name="P1"/>
      <text:p text:style-name="P15"><text:span text:style-name="T1">Contributors:</text:span> Stavros</text:p>
      <text:p text:style-name="P3"/>
      <text:p text:style-name="P3"/>
      <text:p text:style-name="P10"/>
      <text:p text:style-name="P3"/>
      <text:p text:style-name="P3"/>
      <text:p text:style-name="P3"><text:span text:style-name="T1">Example 2: Adding a field to the rtQC structure</text:span></text:p>
      <text:p text:style-name="P14"><text:soft-page-break/></text:p>
      <text:p text:style-name="P1"><text:span text:style-name="T1">Field name: </text:span>rtQC.rtData</text:p>
      <text:p text:style-name="P1"/>
      <text:p text:style-name="P1"><text:span text:style-name="T1">Description: </text:span>This field holds the raw real-time data in a 4D matrix. The 1st dimension is X, the 2nd is Y, the 3rd is Z and the 4th is time, according to the “SPM NIfTI voxel space”.</text:p>
      <text:p text:style-name="P1"/>
      <text:p text:style-name="P1"><text:span text:style-name="T1">Modifiable by: </text:span>This field can be modified by the following functions: rtQC_xtc2nii ; rtQC_read_data ….</text:p>
      <text:p text:style-name="P1"/>
      <text:p text:style-name="P1"><text:span text:style-name="T1">Special notes: </text:span>not applicable</text:p>
      <text:p text:style-name="P12"/>
      <text:p text:style-name="P2"/>
      <text:p text:style-name="P2"><text:span text:style-name="T1"># Section 3</text:span></text:p>
      <text:p text:style-name="P4"/>
      <text:p text:style-name="P3"><text:span text:style-name="T1">List of proposed modules/functions</text:span></text:p>
      <text:p text:style-name="P3"><text:span text:style-name="T1">(PLEASE ADD MORE AS NECESSARY)</text:span></text:p>
      <text:p text:style-name="P5"/>
      <text:p text:style-name="P1"><text:span text:style-name="T1">rtQC_log_timing</text:span></text:p>
      <text:p text:style-name="P1">Times latency between TTL scanner pulse (send during acquisition of 1st slice of each volume) and image availability for real-time processing. Must work for all types of possible TTL communication (USB, serial, parallel). Calculates mean latency, range and standard deviation for entire sequence.</text:p>
      <text:p text:style-name="P1"><text:span text:style-name="T1">Current developers: Stavros</text:span></text:p>
      <text:p text:style-name="P6"/>
      <text:p text:style-name="P1"><text:span text:style-name="T1">rtQC_validate_</text:span><text:change-start text:change-id="ct77634880"/><text:span text:style-name="T1">realtime_</text:span><text:change-end text:change-id="ct77634880"/><text:span text:style-name="T1">analysis</text:span></text:p>
      <text:p text:style-name="P1">Performs a validation of the real-time analysis implemented by comparing it to offline SPM, BAX and others. Can be done via correlating timeseries or comparing t-maps.</text:p>
      <text:p text:style-name="P1"><text:soft-page-break/><text:span text:style-name="T1">Current developers: Susanne/Stavros for correlating timeseries; Lydia for comparing t-maps</text:span></text:p>
      <text:p text:style-name="P6"/>
      <text:p text:style-name="P1"><text:span text:style-name="T1">rtQC_validate_acquisition</text:span></text:p>
      <text:p text:style-name="P1">Performs a validation of the real-time acquisition obtained using our standard audiovisual and motor paradigm (see section 4). This will be based on rtQC_validate_analysis where different data will be subjected to the same analysis.</text:p>
      <text:p text:style-name="P1"><text:span text:style-name="T1">Current developers: Same as rtQC_validate_analysis</text:span></text:p>
      <text:p text:style-name="P6"/>
      <text:p text:style-name="P1"><text:span text:style-name="T1">rtQC_simulate_data</text:span></text:p>
      <text:p text:style-name="P1">Produces a simulated timeseries from an ROI (and possibly later from each voxel).</text:p>
      <text:p text:style-name="P1"><text:span text:style-name="T1">Current developers: Susanne</text:span></text:p>
      <text:p text:style-name="P6"/>
      <text:p text:style-name="P1"><text:span text:style-name="T1">rtQC_id_artifacts</text:span></text:p>
      <text:p text:style-name="P1">Identifies artifacts based on AQUA metrics by comparing each volume to reference data (e.g. the preceding volumes or volumes from a reference/good acquisition using the same sequence). Can get rid of spikes and weird volumes. It can also provide metrics of overall data quality, decomposed into movement metrics, signal metrics …</text:p>
      <text:p text:style-name="P1"><text:span text:style-name="T1">Current developers: Johan</text:span></text:p>
      <text:p text:style-name="P6"/>
      <text:p text:style-name="P1"><text:span text:style-name="T1">rtQC_check_scanner</text:span></text:p>
      <text:p text:style-name="P1">Wrapper script for simplified AQUA scanner QC using a phantom to check for drifts and signal degradation. Ideally should be ran once a day or before a series of real-time acquisitions.</text:p>
      <text:p text:style-name="P1"><text:span text:style-name="T1">Current developers: Johan</text:span></text:p>
      <text:p text:style-name="P6"/>
      <text:p text:style-name="P1"><text:span text:style-name="T1">rtQC_correct_field_distortion <text:tab/></text:span>(provisional feature – subject to successful implementation)</text:p>
      <text:p text:style-name="P1">Corrects field distortion volume by volume in real-time.</text:p>
      <text:p text:style-name="P1"><text:span text:style-name="T1">Current developers: Johan/Stavros</text:span></text:p>
      <text:p text:style-name="P6"><text:soft-page-break/></text:p>
      <text:p text:style-name="P1"><text:span text:style-name="T1">rtQC_correct_movement<text:tab/><text:tab/></text:span>(provisional feature – subject to successful implementation)</text:p>
      <text:p text:style-name="P1">Performs better movement correction than spm_realign, volume by volume in real-time.</text:p>
      <text:p text:style-name="P1"><text:span text:style-name="T1">Current developers: Susanne/Stavros</text:span></text:p>
      <text:p text:style-name="P6"/>
      <text:p text:style-name="P1"><text:span text:style-name="T1">rtQC_standard_analysis</text:span></text:p>
      <text:p text:style-name="P1">Performs a standard analysis (e.g. BAX) for the audiovisual and motor paradigm data and if possible for other datasets specified by a design file and ROI. </text:p>
      <text:p text:style-name="P4"/>
      <text:p text:style-name="P1"/>
      <text:p text:style-name="P1"><text:span text:style-name="T1">rtQC_compare_data</text:span></text:p>
      <text:p text:style-name="P1">Compares online and offline versions of same dataset.</text:p>
      <text:p text:style-name="P1"><text:span text:style-name="T1">Current developers: Stavros</text:span></text:p>
      <text:p text:style-name="P6"/>
      <text:p text:style-name="P11"/>
      <text:p text:style-name="P4"/>
      <text:p text:style-name="P4"/>
      <text:p text:style-name="P4"/>
      <text:p text:style-name="P2"><text:span text:style-name="T1">#Section 4</text:span></text:p>
      <text:p text:style-name="P4"/>
      <text:p text:style-name="P2"><text:span text:style-name="T1">Audiovisual and motor paradigm</text:span></text:p>
      <text:p text:style-name="P4"/>
      <text:p text:style-name="P2"><text:soft-page-break/>The paradigm serves to provide a reference for all real-time experiments by performing the double role of:</text:p>
      <text:p text:style-name="P1"/>
      <text:p text:style-name="P1">a) allowing to validate any lab/scanner setup. By using the paradigm to acquire real-time data in any lab and apply one of the standard procedures (e.g. BAX), one can ensure that everything works as expected with regards to the data acquisition. This is accomplished by comparing the results of the acquisition(s) with the reference results of our paper (also available in Matlab variables downloadable with the toolbox). This comparison is automated via the function <text:span text:style-name="T1">rtQC_validate_acquisition</text:span></text:p>
      <text:p text:style-name="P6"/>
      <text:p text:style-name="P1">b) allowing to validate the real-time analysis procedure of any lab/researcher. By applying any given analysis procedure to the example data from our task (which will be downloadable with the toolbox) a comparison of the performance of the analysis procedure will be possible, with reference to the other available/standard analyses (e.g. BAX; see Box 2 &amp; Figure 3 from the paper draft). This comparison is automated via the function <text:span text:style-name="T1">rtQC_validate_analysis</text:span></text:p>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64" meta:word-count="963" meta:character-count="6357" meta:non-whitespace-character-count="5453"/>
    <meta:generator>LibreOfficeDev/5.1.0.3$Linux_X86_64 LibreOffice_project/</meta:generator>
  </office:meta>
</office:document-meta>
</file>